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2.5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87532" calcext:value-type="float">
            <text:p>0.87532</text:p>
          </table:table-cell>
          <table:table-cell office:value-type="float" office:value="0.84827" calcext:value-type="float">
            <text:p>0.84827</text:p>
          </table:table-cell>
          <table:table-cell office:value-type="float" office:value="0.8517" calcext:value-type="float">
            <text:p>0.8517</text:p>
          </table:table-cell>
          <table:table-cell office:value-type="float" office:value="0.85064" calcext:value-type="float">
            <text:p>0.85064</text:p>
          </table:table-cell>
          <table:table-cell table:formula="of:=MAX([.B2:.E2])" office:value-type="float" office:value="0.87532" calcext:value-type="float">
            <text:p>0.87532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75" calcext:value-type="float">
            <text:p>0.75</text:p>
          </table:table-cell>
          <table:table-cell office:value-type="float" office:value="0.71078" calcext:value-type="float">
            <text:p>0.71078</text:p>
          </table:table-cell>
          <table:table-cell office:value-type="float" office:value="0.69805" calcext:value-type="float">
            <text:p>0.69805</text:p>
          </table:table-cell>
          <table:table-cell office:value-type="float" office:value="0.68843" calcext:value-type="float">
            <text:p>0.68843</text:p>
          </table:table-cell>
          <table:table-cell table:formula="of:=MAX([.B3:.E3])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4355" calcext:value-type="float">
            <text:p>0.94355</text:p>
          </table:table-cell>
          <table:table-cell office:value-type="float" office:value="0.93215" calcext:value-type="float">
            <text:p>0.93215</text:p>
          </table:table-cell>
          <table:table-cell office:value-type="float" office:value="0.92415" calcext:value-type="float">
            <text:p>0.92415</text:p>
          </table:table-cell>
          <table:table-cell office:value-type="float" office:value="0.93034" calcext:value-type="float">
            <text:p>0.93034</text:p>
          </table:table-cell>
          <table:table-cell table:formula="of:=MAX([.B4:.E4])" office:value-type="float" office:value="0.94355" calcext:value-type="float">
            <text:p>0.94355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3568" calcext:value-type="float">
            <text:p>0.03568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3" calcext:value-type="float">
            <text:p>0.043</text:p>
          </table:table-cell>
          <table:table-cell table:formula="of:=MIN([.B5:.E5])" office:value-type="float" office:value="0.03568" calcext:value-type="float">
            <text:p>0.03568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63.00711" calcext:value-type="float">
            <text:p>163.00711</text:p>
          </table:table-cell>
          <table:table-cell office:value-type="float" office:value="135.87526" calcext:value-type="float">
            <text:p>135.87526</text:p>
          </table:table-cell>
          <table:table-cell office:value-type="float" office:value="130.11876" calcext:value-type="float">
            <text:p>130.11876</text:p>
          </table:table-cell>
          <table:table-cell office:value-type="float" office:value="139.98417" calcext:value-type="float">
            <text:p>139.98417</text:p>
          </table:table-cell>
          <table:table-cell table:formula="of:=MAX([.B6:.E6])" office:value-type="float" office:value="163.00711" calcext:value-type="float">
            <text:p>163.0071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73.63333" calcext:value-type="float">
            <text:p>73.63333</text:p>
          </table:table-cell>
          <table:table-cell office:value-type="float" office:value="61.6" calcext:value-type="float">
            <text:p>61.6</text:p>
          </table:table-cell>
          <table:table-cell office:value-type="float" office:value="58.43333" calcext:value-type="float">
            <text:p>58.43333</text:p>
          </table:table-cell>
          <table:table-cell office:value-type="float" office:value="63.4" calcext:value-type="float">
            <text:p>63.4</text:p>
          </table:table-cell>
          <table:table-cell table:formula="of:=MAX([.B7:.E7])" office:value-type="float" office:value="73.63333" calcext:value-type="float">
            <text:p>73.6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07:43.215282606</dc:date>
    <meta:editing-duration>PT1M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